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0DD03B0A954B912878E.png" manifest:media-type="image/png"/>
  <manifest:file-entry manifest:full-path="Pictures/1005027A0000571C000016E4E6550F4081258919.svg" manifest:media-type="image/svg+xml"/>
  <manifest:file-entry manifest:full-path="Pictures/100000010000034C000000DE8C4F0DADCEFA2963.png" manifest:media-type="image/png"/>
  <manifest:file-entry manifest:full-path="Pictures/100000010000034C000000DE818A253781008B3C.png" manifest:media-type="image/png"/>
  <manifest:file-entry manifest:full-path="Pictures/1004582400005736000016FEF5AE9D2F0A4BE032.svg" manifest:media-type="image/svg+xml"/>
  <manifest:file-entry manifest:full-path="Pictures/1004C7CF00005736000016FE86C5894683B4045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officeooo:rsid="00037ec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lede1" text:anchor-type="char" svg:x="0.201cm" svg:y="0.048cm" svg:width="22.326cm" svg:height="5.886cm" draw:z-index="0"><draw:image xlink:href="Pictures/1004C7CF00005736000016FE86C5894683B40455.svg" xlink:type="simple" xlink:show="embed" xlink:actuate="onLoad" draw:mime-type="image/svg+xml"/><draw:image xlink:href="Pictures/100000010000034C000000DE818A253781008B3C.png" xlink:type="simple" xlink:show="embed" xlink:actuate="onLoad" draw:mime-type="image/png"/></draw:frame><draw:frame draw:style-name="fr1" draw:name="Billede2" text:anchor-type="char" svg:x="0.201cm" svg:y="6.272cm" svg:width="22.326cm" svg:height="5.886cm" draw:z-index="1"><draw:image xlink:href="Pictures/1004582400005736000016FEF5AE9D2F0A4BE032.svg" xlink:type="simple" xlink:show="embed" xlink:actuate="onLoad" draw:mime-type="image/svg+xml"/><draw:image xlink:href="Pictures/100000010000034C000000DE8C4F0DADCEFA2963.png" xlink:type="simple" xlink:show="embed" xlink:actuate="onLoad" draw:mime-type="image/png"/></draw:frame></text:p>
      <text:p text:style-name="P1"><draw:frame draw:style-name="fr1" draw:name="Billede3" text:anchor-type="char" svg:x="0.187cm" svg:y="0.037cm" svg:width="22.301cm" svg:height="5.86cm" draw:z-index="2"><draw:image xlink:href="Pictures/1005027A0000571C000016E4E6550F4081258919.svg" xlink:type="simple" xlink:show="embed" xlink:actuate="onLoad" draw:mime-type="image/svg+xml"/><draw:image xlink:href="Pictures/100000010000034B000000DD03B0A954B91287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37ecb"/>
    </style:style>
    <style:page-layout style:name="Mpm1">
      <style:page-layout-properties fo:page-width="29.7cm" fo:page-height="21.001cm" style:num-format="1" style:print-orientation="landscape" fo:margin-top="0.6cm" fo:margin-bottom="0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file-name text:display="name-and-extension">LedDriver-6.2.odt</text:file-name><text:tab/><text:tab/><text:page-number text:select-page="current">1</text:page-number> <text:span text:style-name="MT1">a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6:24:46.823751118</meta:creation-date>
    <meta:print-date>2023-08-08T16:32:53.267192875</meta:print-date>
    <dc:date>2023-10-08T08:02:44.420932783</dc:date>
    <meta:editing-duration>PT13M50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1" meta:word-count="4" meta:character-count="25" meta:non-whitespace-character-count="21"/>
  </office:meta>
</office:document-meta>
</file>